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標準-notes">
      <style:graphic-properties draw:fill-color="#ffffff" fo:min-height="13.114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layer="layout" svg:width="10.5cm" svg:height="10.411cm" svg:x="1.5cm" svg:y="2.5cm">
          <draw:text-box>
            <text:p>初期化プロセス</text:p>
            <text:list text:style-name="L1">
              <text:list-item>
                <text:p text:style-name="P1">ビルディングブロックを生成</text:p>
              </text:list-item>
              <text:list-item>
                <text:p text:style-name="P1">世代０をツリー</text:p>
              </text:list-item>
              <text:list-item>
                <text:p text:style-name="P1">ツリーからスコアを生成</text:p>
              </text:list-item>
              <text:list-item>
                <text:p text:style-name="P1">世代０のツリー、スコアを記録</text:p>
              </text:list-item>
            </text:list>
            <text:p text:style-name="P1"/>
            <text:p>世代ごとのプロセス</text:p>
            <text:list text:continue-numbering="true" text:style-name="L1">
              <text:list-item>
                <text:p>前世代を読み込み</text:p>
              </text:list-item>
              <text:list-item>
                <text:p>スコアを元に、現世代を生成</text:p>
              </text:list-item>
              <text:list-item>
                <text:p>ツリーからスコアを生成</text:p>
              </text:list-item>
              <text:list-item>
                <text:p>世代０のツリー、スコアを記録</text:p>
              </text:list-item>
              <text:list-item>
                <text:p/>
              </text:list-item>
            </text:list>
            <text:p/>
            <text:p>後から検証プロセス</text:p>
            <text:list text:continue-numbering="true" text:style-name="L1">
              <text:list-item>
                <text:p>世代の記録を読み込み</text:p>
              </text:list-item>
              <text:list-item>
                <text:p>ツリーから、画像を生成</text:p>
              </text:list-item>
            </text:list>
          </draw:text-box>
        </draw:frame>
        <draw:rect draw:style-name="gr2" draw:text-style-name="P2" draw:layer="layout" svg:width="6cm" svg:height="1.5cm" svg:x="17.4cm" svg:y="5.4cm">
          <text:p text:style-name="P2">世代０</text:p>
        </draw:rect>
        <draw:rect draw:style-name="gr2" draw:text-style-name="P2" draw:layer="layout" svg:width="6cm" svg:height="1.5cm" svg:x="17.4cm" svg:y="14.4cm">
          <text:p text:style-name="P2">世代１</text:p>
        </draw:rect>
        <draw:line draw:style-name="gr3" draw:text-style-name="P2" draw:layer="layout" svg:x1="16.8cm" svg:y1="19.697cm" svg:x2="26.8cm" svg:y2="19.697cm">
          <text:p/>
        </draw:line>
        <draw:line draw:style-name="gr3" draw:text-style-name="P2" draw:layer="layout" svg:x1="16.841cm" svg:y1="10.8cm" svg:x2="26.841cm" svg:y2="10.8cm">
          <text:p/>
        </draw:line>
        <draw:rect draw:style-name="gr4" draw:text-style-name="P2" draw:layer="layout" svg:width="3.5cm" svg:height="17.5cm" svg:x="12.5cm" svg:y="3cm">
          <text:p text:style-name="P2">設定</text:p>
        </draw:rect>
        <draw:custom-shape draw:style-name="gr5" draw:text-style-name="P2" draw:layer="layout" svg:width="1.5cm" svg:height="1cm" svg:x="16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5cm" svg:height="3.034cm" svg:x="19.185cm" svg:y="6.8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cm" svg:height="1cm" svg:x="16cm" svg:y="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.458cm" svg:height="1cm" svg:x="16.042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5cm" svg:height="3.034cm" svg:x="19.185cm" svg:y="15.8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5cm" svg:height="3.253cm" svg:x="21.541cm" svg:y="15.7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5cm" svg:height="1cm" svg:x="16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5cm" svg:height="1cm" svg:x="16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5cm" svg:height="3.375cm" svg:x="21.624cm" svg:y="6.6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26cm" svg:y1="11cm" svg:x2="26cm" svg:y2="20cm">
          <text:p/>
        </draw:line>
        <draw:line draw:style-name="gr6" draw:text-style-name="P2" draw:layer="layout" svg:x1="26cm" svg:y1="2cm" svg:x2="26cm" svg:y2="10.9cm">
          <text:p/>
        </draw:line>
        <draw:frame draw:style-name="gr7" draw:text-style-name="P3" draw:layer="layout" svg:width="2.682cm" svg:height="0.806cm" svg:x="24.572cm" svg:y="14.2cm">
          <draw:text-box>
            <text:p><text:span text:style-name="T1">--succeed</text:span></text:p>
          </draw:text-box>
        </draw:frame>
        <draw:frame draw:style-name="gr7" draw:text-style-name="P4" draw:layer="layout" svg:width="4.896cm" svg:height="0.806cm" svg:x="22cm" svg:y="8.4cm">
          <draw:text-box>
            <text:p><text:span text:style-name="T2">TreeCompiler+ PPE</text:span></text:p>
          </draw:text-box>
        </draw:frame>
        <draw:custom-shape draw:style-name="gr5" draw:text-style-name="P2" draw:layer="layout" svg:width="1.5cm" svg:height="1cm" svg:x="20.337cm" svg:y="4.4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5.036cm" svg:height="0.806cm" svg:x="21.957cm" svg:y="17.329cm">
          <draw:text-box>
            <text:p><text:span text:style-name="T2">TreeCompiler + PPE</text:span></text:p>
          </draw:text-box>
        </draw:frame>
        <draw:frame draw:style-name="gr7" draw:text-style-name="P3" draw:layer="layout" svg:width="1.907cm" svg:height="0.806cm" svg:x="25.093cm" svg:y="1.194cm">
          <draw:text-box>
            <text:p><text:span text:style-name="T1">garnet</text:span></text:p>
          </draw:text-box>
        </draw:frame>
        <draw:frame draw:style-name="gr7" draw:text-style-name="P3" draw:layer="layout" svg:width="2.873cm" svg:height="0.806cm" svg:x="10.712cm" svg:y="2cm">
          <draw:text-box>
            <text:p><text:span text:style-name="T1">configure()</text:span></text:p>
          </draw:text-box>
        </draw:frame>
        <draw:custom-shape draw:style-name="gr5" draw:text-style-name="P2" draw:layer="layout" svg:width="3.043cm" svg:height="1cm" svg:x="15.957cm" svg:y="3.3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2" draw:layer="layout" svg:width="3.5cm" svg:height="1.5cm" svg:x="12.5cm" svg:y="0.5cm">
          <text:p text:style-name="P2">初期化ファイル</text:p>
        </draw:rect>
        <draw:custom-shape draw:style-name="gr5" draw:text-style-name="P2" draw:layer="layout" svg:width="1.5cm" svg:height="1cm" svg:x="13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2" draw:layer="layout" svg:width="6cm" svg:height="1.5cm" svg:x="17.4cm" svg:y="18.869cm">
          <text:p text:style-name="P2">世代１ ログ</text:p>
        </draw:rect>
        <draw:rect draw:style-name="gr4" draw:text-style-name="P2" draw:layer="layout" svg:width="6cm" svg:height="1.5cm" svg:x="17.485cm" svg:y="10.006cm">
          <text:p text:style-name="P2">世代０ ログ</text:p>
        </draw:rect>
        <draw:custom-shape draw:style-name="gr5" draw:text-style-name="P2" draw:layer="layout" svg:width="1.5cm" svg:height="3.081cm" svg:x="20.304cm" svg:y="11.4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3.423cm" svg:height="0.886cm" svg:x="21.077cm" svg:y="7.614cm">
          <draw:text-box>
            <text:p>スコア計算</text:p>
          </draw:text-box>
        </draw:frame>
        <draw:frame draw:style-name="gr7" draw:layer="layout" svg:width="3.423cm" svg:height="0.886cm" svg:x="21.163cm" svg:y="16.576cm">
          <draw:text-box>
            <text:p>スコア計算</text:p>
          </draw:text-box>
        </draw:frame>
        <draw:frame draw:style-name="gr7" draw:layer="layout" svg:width="3.042cm" svg:height="0.886cm" svg:x="19.279cm" svg:y="3.368cm">
          <draw:text-box>
            <text:p>初期生成</text:p>
          </draw:text-box>
        </draw:frame>
        <draw:frame draw:style-name="gr7" draw:text-style-name="P3" draw:layer="layout" svg:width="2.788cm" svg:height="0.806cm" svg:x="19.127cm" svg:y="2.694cm">
          <draw:text-box>
            <text:p><text:span text:style-name="T1">generate()</text:span></text:p>
          </draw:text-box>
        </draw:frame>
        <draw:frame draw:style-name="gr7" draw:text-style-name="P3" draw:layer="layout" svg:width="2.682cm" svg:height="0.806cm" svg:x="24.248cm" svg:y="5.852cm">
          <draw:text-box>
            <text:p><text:span text:style-name="T1">succeed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rect draw:style-name="gr9" draw:text-style-name="P2" draw:layer="layout" svg:width="10.5cm" svg:height="1cm" svg:x="4.024cm" svg:y="15.522cm">
          <text:p text:style-name="P2">ツリー</text:p>
        </draw:rect>
        <draw:rect draw:style-name="gr9" draw:text-style-name="P2" draw:layer="layout" svg:width="2.5cm" svg:height="2.109cm" svg:x="8cm" svg:y="8.763cm">
          <text:p text:style-name="P2">課題1の<text:line-break/>スコア</text:p>
        </draw:rect>
        <draw:rect draw:style-name="gr9" draw:text-style-name="P2" draw:layer="layout" svg:width="2cm" svg:height="2cm" svg:x="8.2cm" svg:y="6cm">
          <text:p text:style-name="P2">課題<text:line-break/>1</text:p>
        </draw:rect>
        <draw:rect draw:style-name="gr9" draw:text-style-name="P2" draw:layer="layout" svg:width="2cm" svg:height="2cm" svg:x="11.201cm" svg:y="5.957cm">
          <text:p text:style-name="P2">課題<text:line-break/>2</text:p>
        </draw:rect>
        <draw:rect draw:style-name="gr9" draw:text-style-name="P2" draw:layer="layout" svg:width="2cm" svg:height="2cm" svg:x="14.204cm" svg:y="5.957cm">
          <text:p text:style-name="P2">課題<text:line-break/>3</text:p>
        </draw:rect>
        <draw:rect draw:style-name="gr9" draw:text-style-name="P2" draw:layer="layout" svg:width="2cm" svg:height="2cm" svg:x="17.9cm" svg:y="5.9cm">
          <text:p text:style-name="P2">課題<text:line-break/>N</text:p>
        </draw:rect>
        <draw:rect draw:style-name="gr9" draw:text-style-name="P2" draw:layer="layout" svg:width="2.5cm" svg:height="2.109cm" svg:x="10.988cm" svg:y="8.748cm">
          <text:p text:style-name="P2">課題2の<text:line-break/>スコア</text:p>
        </draw:rect>
        <draw:rect draw:style-name="gr9" draw:text-style-name="P2" draw:layer="layout" svg:width="2.5cm" svg:height="2.109cm" svg:x="13.946cm" svg:y="8.748cm">
          <text:p text:style-name="P2">課題3の<text:line-break/>スコア</text:p>
        </draw:rect>
        <draw:rect draw:style-name="gr9" draw:text-style-name="P2" draw:layer="layout" svg:width="2.5cm" svg:height="2.109cm" svg:x="17.563cm" svg:y="8.748cm">
          <text:p text:style-name="P2">課題Nの<text:line-break/>スコア</text:p>
        </draw:rect>
        <draw:rect draw:style-name="gr9" draw:text-style-name="P2" draw:layer="layout" svg:width="5.031cm" svg:height="1.037cm" svg:x="14.969cm" svg:y="15.5cm">
          <text:p text:style-name="P2">ツリーのスコア</text:p>
        </draw:rect>
        <draw:line draw:style-name="gr10" draw:text-style-name="P2" draw:layer="layout" svg:x1="9cm" svg:y1="13cm" svg:x2="19cm" svg:y2="13cm">
          <text:p/>
        </draw:line>
        <draw:line draw:style-name="gr10" draw:text-style-name="P2" draw:layer="layout" svg:x1="9cm" svg:y1="11cm" svg:x2="9cm" svg:y2="13cm">
          <text:p/>
        </draw:line>
        <draw:line draw:style-name="gr10" draw:text-style-name="P2" draw:layer="layout" svg:x1="12cm" svg:y1="11cm" svg:x2="12cm" svg:y2="13cm">
          <text:p/>
        </draw:line>
        <draw:line draw:style-name="gr10" draw:text-style-name="P2" draw:layer="layout" svg:x1="15cm" svg:y1="11cm" svg:x2="15cm" svg:y2="13cm">
          <text:p/>
        </draw:line>
        <draw:line draw:style-name="gr10" draw:text-style-name="P2" draw:layer="layout" svg:x1="19cm" svg:y1="11cm" svg:x2="19cm" svg:y2="13cm">
          <text:p/>
        </draw:line>
        <draw:line draw:style-name="gr10" draw:text-style-name="P2" draw:layer="layout" svg:x1="17.5cm" svg:y1="13cm" svg:x2="17.5cm" svg:y2="15.5cm">
          <text:p/>
        </draw:line>
        <draw:frame draw:style-name="gr7" draw:layer="layout" svg:width="5.091cm" svg:height="0.963cm" svg:x="21.157cm" svg:y="12.237cm">
          <draw:text-box>
            <text:p>偽の課題 (a &lt; 0)</text:p>
          </draw:text-box>
        </draw:frame>
        <draw:frame draw:style-name="gr7" draw:layer="layout" svg:width="5.091cm" svg:height="0.963cm" svg:x="21.115cm" svg:y="11.123cm">
          <draw:text-box>
            <text:p>真の課題 (a &gt; 0)</text:p>
          </draw:text-box>
        </draw:frame>
        <draw:frame draw:style-name="gr7" draw:layer="layout" svg:width="1.772cm" svg:height="0.886cm" svg:x="9cm" svg:y="11.5cm">
          <draw:text-box>
            <text:p>重み</text:p>
          </draw:text-box>
        </draw:frame>
        <draw:frame draw:style-name="gr7" draw:layer="layout" svg:width="6.615cm" svg:height="1.675cm" svg:x="20.5cm" svg:y="9.448cm">
          <draw:text-box>
            <text:p>aS + b</text:p>
            <text:p>-cS + d = aS + b(a&lt;0)</text:p>
          </draw:text-box>
        </draw:frame>
        <draw:frame draw:style-name="gr11" draw:layer="layout" svg:width="1.772cm" svg:height="1cm" svg:x="12cm" svg:y="11.5cm">
          <draw:text-box>
            <text:p>重み</text:p>
          </draw:text-box>
        </draw:frame>
        <draw:frame draw:style-name="gr7" draw:layer="layout" svg:width="1.772cm" svg:height="0.886cm" svg:x="15cm" svg:y="11.5cm">
          <draw:text-box>
            <text:p>重み</text:p>
          </draw:text-box>
        </draw:frame>
        <draw:frame draw:style-name="gr7" draw:layer="layout" svg:width="1.772cm" svg:height="0.886cm" svg:x="18.884cm" svg:y="11.5cm">
          <draw:text-box>
            <text:p>重み</text:p>
          </draw:text-box>
        </draw:frame>
        <draw:frame draw:style-name="gr7" draw:layer="layout" svg:width="8.007cm" svg:height="0.963cm" svg:x="17.603cm" svg:y="14.146cm">
          <draw:text-box>
            <text:p>平均 → average, max, min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rect draw:style-name="gr9" draw:text-style-name="P2" draw:layer="layout" svg:width="6.5cm" svg:height="2cm" svg:x="9cm" svg:y="3cm">
          <text:p text:style-name="P2">Garnet</text:p>
        </draw:rect>
        <draw:rect draw:style-name="gr10" draw:text-style-name="P2" draw:layer="layout" svg:width="6.5cm" svg:height="2cm" svg:x="9cm" svg:y="6cm">
          <text:p/>
        </draw:rect>
        <draw:rect draw:style-name="gr10" draw:text-style-name="P2" draw:layer="layout" svg:width="6.5cm" svg:height="2cm" svg:x="9cm" svg:y="9cm">
          <text:p/>
        </draw:rect>
        <draw:rect draw:style-name="gr9" draw:text-style-name="P2" draw:layer="layout" svg:width="6.5cm" svg:height="2cm" svg:x="9cm" svg:y="15cm">
          <text:p text:style-name="P2">PicturePerfectEngine</text:p>
        </draw:rect>
        <draw:rect draw:style-name="gr9" draw:text-style-name="P2" draw:layer="layout" svg:width="6.5cm" svg:height="2cm" svg:x="9cm" svg:y="12cm">
          <text:p text:style-name="P2">TreeCompiler</text:p>
        </draw:rect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frame draw:style-name="gr7" draw:layer="layout" svg:width="6.221cm" svg:height="2.868cm" svg:x="6cm" svg:y="5.5cm">
          <draw:text-box>
            <text:p>init()</text:p>
            <text:p/>
            <text:p>コンフィグレーションリ</text:p>
            <text:p/>
          </draw:text-box>
        </draw:frame>
        <draw:frame draw:style-name="gr7" draw:layer="layout" svg:width="6.361cm" svg:height="4.773cm" svg:x="15.5cm" svg:y="4cm">
          <draw:text-box>
            <text:p>アトムリスト準備</text:p>
            <text:p/>
            <text:p>初期世代生成</text:p>
            <text:p/>
            <text:p>世代の評価</text:p>
            <text:p><text:s text:c="2"/>- ツリーのコンパイル</text:p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unehiro DOI</meta:initial-creator>
    <meta:creation-date>2008-12-14T00:46:23.25</meta:creation-date>
    <meta:editing-duration>PT11H06M03S</meta:editing-duration>
    <meta:editing-cycles>6</meta:editing-cycles>
    <dc:date>2008-12-22T23:17:11.35</dc:date>
    <dc:creator>Munehiro DOI</dc:creator>
    <meta:generator>OpenOffice.org/3.0$Win32 OpenOffice.org_project/300m9$Build-9358</meta:generator>
    <meta:document-statistic meta:object-count="94"/>
    <meta:user-defined meta:name="情報 1"/>
    <meta:user-defined meta:name="情報 2"/>
    <meta:user-defined meta:name="情報 3"/>
    <meta:user-defined meta:name="情報 4"/>
  </office:meta>
</office:document-meta>
</file>